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_PRE_POS" table:style-name="ta1">
        <table:shapes>
          <draw:frame draw:z-index="0" draw:style-name="gr1" draw:text-style-name="P1" svg:width="453.34pt" svg:height="255.03pt" svg:x="359.26pt" svg:y="16.13pt">
            <loext:p draw:notify-on-update-of-ranges="NO_PRE_POS.A2:NO_PRE_POS.A11 NO_PRE_POS.D1:NO_PRE_POS.D1 NO_PRE_POS.D2:NO_PRE_POS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4.83pt" svg:x="374.43pt" svg:y="290.32pt">
            <loext:p draw:notify-on-update-of-ranges="NO_PRE_POS.A2:NO_PRE_POS.A11 NO_PRE_POS.E1:NO_PRE_POS.E1 NO_PRE_POS.E2:NO_PRE_POS.E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69" calcext:value-type="float">
            <text:p>0.4769</text:p>
          </table:table-cell>
          <table:table-cell office:value-type="float" office:value="44.39381" calcext:value-type="float">
            <text:p>44.39381</text:p>
          </table:table-cell>
          <table:table-cell office:value-type="float" office:value="0.20995" calcext:value-type="float">
            <text:p>0.20995</text:p>
          </table:table-cell>
          <table:table-cell office:value-type="percentage" office:value="0.9383" calcext:value-type="percentage">
            <text:p>93.8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76" calcext:value-type="float">
            <text:p>0.1376</text:p>
          </table:table-cell>
          <table:table-cell office:value-type="float" office:value="45.03026" calcext:value-type="float">
            <text:p>45.03026</text:p>
          </table:table-cell>
          <table:table-cell office:value-type="float" office:value="0.182864" calcext:value-type="float">
            <text:p>0.182864</text:p>
          </table:table-cell>
          <table:table-cell office:value-type="percentage" office:value="0.9479" calcext:value-type="percentage">
            <text:p>94.7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32" calcext:value-type="float">
            <text:p>0.0932</text:p>
          </table:table-cell>
          <table:table-cell office:value-type="float" office:value="45.2646" calcext:value-type="float">
            <text:p>45.2646</text:p>
          </table:table-cell>
          <table:table-cell office:value-type="float" office:value="0.186467" calcext:value-type="float">
            <text:p>0.186467</text:p>
          </table:table-cell>
          <table:table-cell office:value-type="percentage" office:value="0.9502" calcext:value-type="percentage">
            <text:p>95.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53" calcext:value-type="float">
            <text:p>0.0753</text:p>
          </table:table-cell>
          <table:table-cell office:value-type="float" office:value="44.91316" calcext:value-type="float">
            <text:p>44.91316</text:p>
          </table:table-cell>
          <table:table-cell office:value-type="float" office:value="0.194983" calcext:value-type="float">
            <text:p>0.194983</text:p>
          </table:table-cell>
          <table:table-cell office:value-type="percentage" office:value="0.9494" calcext:value-type="percentage">
            <text:p>94.9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66" calcext:value-type="float">
            <text:p>0.0666</text:p>
          </table:table-cell>
          <table:table-cell office:value-type="float" office:value="44.77161" calcext:value-type="float">
            <text:p>44.77161</text:p>
          </table:table-cell>
          <table:table-cell office:value-type="float" office:value="0.21061" calcext:value-type="float">
            <text:p>0.21061</text:p>
          </table:table-cell>
          <table:table-cell office:value-type="percentage" office:value="0.9488" calcext:value-type="percentage">
            <text:p>94.88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02" calcext:value-type="float">
            <text:p>0.0602</text:p>
          </table:table-cell>
          <table:table-cell office:value-type="float" office:value="45.13401" calcext:value-type="float">
            <text:p>45.13401</text:p>
          </table:table-cell>
          <table:table-cell office:value-type="float" office:value="0.205463" calcext:value-type="float">
            <text:p>0.205463</text:p>
          </table:table-cell>
          <table:table-cell office:value-type="percentage" office:value="0.9514" calcext:value-type="percentage">
            <text:p>95.14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56" calcext:value-type="float">
            <text:p>0.0556</text:p>
          </table:table-cell>
          <table:table-cell office:value-type="float" office:value="44.79491" calcext:value-type="float">
            <text:p>44.79491</text:p>
          </table:table-cell>
          <table:table-cell office:value-type="float" office:value="0.217248" calcext:value-type="float">
            <text:p>0.217248</text:p>
          </table:table-cell>
          <table:table-cell office:value-type="percentage" office:value="0.9498" calcext:value-type="percentage">
            <text:p>94.98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19" calcext:value-type="float">
            <text:p>0.0519</text:p>
          </table:table-cell>
          <table:table-cell office:value-type="float" office:value="44.9345" calcext:value-type="float">
            <text:p>44.9345</text:p>
          </table:table-cell>
          <table:table-cell office:value-type="float" office:value="0.211675" calcext:value-type="float">
            <text:p>0.211675</text:p>
          </table:table-cell>
          <table:table-cell office:value-type="percentage" office:value="0.9515" calcext:value-type="percentage">
            <text:p>95.1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89" calcext:value-type="float">
            <text:p>0.0489</text:p>
          </table:table-cell>
          <table:table-cell office:value-type="float" office:value="45.22828" calcext:value-type="float">
            <text:p>45.22828</text:p>
          </table:table-cell>
          <table:table-cell office:value-type="float" office:value="0.227529" calcext:value-type="float">
            <text:p>0.227529</text:p>
          </table:table-cell>
          <table:table-cell office:value-type="percentage" office:value="0.9493" calcext:value-type="percentage">
            <text:p>94.9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2" calcext:value-type="float">
            <text:p>0.0472</text:p>
          </table:table-cell>
          <table:table-cell office:value-type="float" office:value="44.3022" calcext:value-type="float">
            <text:p>44.3022</text:p>
          </table:table-cell>
          <table:table-cell office:value-type="float" office:value="0.223453" calcext:value-type="float">
            <text:p>0.223453</text:p>
          </table:table-cell>
          <table:table-cell office:value-type="percentage" office:value="0.951" calcext:value-type="percentage">
            <text:p>95.10%</text:p>
          </table:table-cell>
        </table:table-row>
      </table:table>
      <table:table table:name="NO_PRE_NER" table:style-name="ta1">
        <table:shapes>
          <draw:frame draw:z-index="0" draw:style-name="gr1" draw:text-style-name="P1" svg:width="453.37pt" svg:height="254.83pt" svg:x="337.35pt" svg:y="13.97pt">
            <loext:p draw:notify-on-update-of-ranges="NO_PRE_NER.A2:NO_PRE_NER.A6 NO_PRE_NER.D1:NO_PRE_NER.D1 NO_PRE_NER.D2:NO_PRE_NER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pt" svg:height="254.83pt" svg:x="338.54pt" svg:y="281.03pt">
            <loext:p draw:notify-on-update-of-ranges="NO_PRE_NER.A2:NO_PRE_NER.A6 NO_PRE_NER.E1:NO_PRE_NER.E1 NO_PRE_NER.E2:NO_PRE_NER.E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66" calcext:value-type="float">
            <text:p>0.3166</text:p>
          </table:table-cell>
          <table:table-cell office:value-type="float" office:value="64.85797" calcext:value-type="float">
            <text:p>64.85797</text:p>
          </table:table-cell>
          <table:table-cell office:value-type="float" office:value="0.163756" calcext:value-type="float">
            <text:p>0.163756</text:p>
          </table:table-cell>
          <table:table-cell office:value-type="percentage" office:value="0.7204" calcext:value-type="percentage">
            <text:p>72.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79" calcext:value-type="float">
            <text:p>0.0779</text:p>
          </table:table-cell>
          <table:table-cell office:value-type="float" office:value="68.86094" calcext:value-type="float">
            <text:p>68.86094</text:p>
          </table:table-cell>
          <table:table-cell office:value-type="float" office:value="0.145829" calcext:value-type="float">
            <text:p>0.145829</text:p>
          </table:table-cell>
          <table:table-cell office:value-type="percentage" office:value="0.7737" calcext:value-type="percentage">
            <text:p>77.3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5" calcext:value-type="float">
            <text:p>0.0385</text:p>
          </table:table-cell>
          <table:table-cell office:value-type="float" office:value="70.10035" calcext:value-type="float">
            <text:p>70.10035</text:p>
          </table:table-cell>
          <table:table-cell office:value-type="float" office:value="0.161504" calcext:value-type="float">
            <text:p>0.161504</text:p>
          </table:table-cell>
          <table:table-cell office:value-type="percentage" office:value="0.7686" calcext:value-type="percentage">
            <text:p>76.8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  <table:table-cell office:value-type="float" office:value="72.3117" calcext:value-type="float">
            <text:p>72.3117</text:p>
          </table:table-cell>
          <table:table-cell office:value-type="float" office:value="0.220351" calcext:value-type="float">
            <text:p>0.220351</text:p>
          </table:table-cell>
          <table:table-cell office:value-type="percentage" office:value="0.7703" calcext:value-type="percentage">
            <text:p>77.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91" calcext:value-type="float">
            <text:p>0.0191</text:p>
          </table:table-cell>
          <table:table-cell office:value-type="float" office:value="73.29605" calcext:value-type="float">
            <text:p>73.29605</text:p>
          </table:table-cell>
          <table:table-cell office:value-type="float" office:value="0.231119" calcext:value-type="float">
            <text:p>0.231119</text:p>
          </table:table-cell>
          <table:table-cell office:value-type="percentage" office:value="0.7812" calcext:value-type="percentage">
            <text:p>78.12%</text:p>
          </table:table-cell>
        </table:table-row>
      </table:table>
      <table:table table:name="PRE_POS" table:style-name="ta1">
        <table:shapes>
          <draw:frame draw:z-index="0" draw:style-name="gr1" draw:text-style-name="P1" svg:width="453.37pt" svg:height="254.83pt" svg:x="366.07pt" svg:y="39.57pt">
            <loext:p draw:notify-on-update-of-ranges="PRE_POS.A2:PRE_POS.A8 PRE_POS.D1:PRE_POS.D1 PRE_POS.D2:PRE_POS.D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37pt" svg:height="254.83pt" svg:x="252.43pt" svg:y="277.54pt">
            <loext:p draw:notify-on-update-of-ranges="PRE_POS.A2:PRE_POS.A8 PRE_POS.E1:PRE_POS.E1 PRE_POS.E2:PRE_POS.E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067" calcext:value-type="float">
            <text:p>0.5067</text:p>
          </table:table-cell>
          <table:table-cell office:value-type="float" office:value="94.08243" calcext:value-type="float">
            <text:p>94.08243</text:p>
          </table:table-cell>
          <table:table-cell office:value-type="float" office:value="0.212411" calcext:value-type="float">
            <text:p>0.212411</text:p>
          </table:table-cell>
          <table:table-cell office:value-type="percentage" office:value="0.9354" calcext:value-type="percentage">
            <text:p>93.5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48" calcext:value-type="float">
            <text:p>0.1548</text:p>
          </table:table-cell>
          <table:table-cell office:value-type="float" office:value="112.17136" calcext:value-type="float">
            <text:p>112.17136</text:p>
          </table:table-cell>
          <table:table-cell office:value-type="float" office:value="0.175926" calcext:value-type="float">
            <text:p>0.175926</text:p>
          </table:table-cell>
          <table:table-cell office:value-type="percentage" office:value="0.9456" calcext:value-type="percentage">
            <text:p>94.5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32" calcext:value-type="float">
            <text:p>0.1132</text:p>
          </table:table-cell>
          <table:table-cell office:value-type="float" office:value="92.64945" calcext:value-type="float">
            <text:p>92.64945</text:p>
          </table:table-cell>
          <table:table-cell office:value-type="float" office:value="0.164345" calcext:value-type="float">
            <text:p>0.164345</text:p>
          </table:table-cell>
          <table:table-cell office:value-type="percentage" office:value="0.9499" calcext:value-type="percentage">
            <text:p>94.9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22" calcext:value-type="float">
            <text:p>0.0922</text:p>
          </table:table-cell>
          <table:table-cell office:value-type="float" office:value="93.21615" calcext:value-type="float">
            <text:p>93.21615</text:p>
          </table:table-cell>
          <table:table-cell office:value-type="float" office:value="0.163504" calcext:value-type="float">
            <text:p>0.163504</text:p>
          </table:table-cell>
          <table:table-cell office:value-type="percentage" office:value="0.9521" calcext:value-type="percentage">
            <text:p>95.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89" calcext:value-type="float">
            <text:p>0.0789</text:p>
          </table:table-cell>
          <table:table-cell office:value-type="float" office:value="91.68626" calcext:value-type="float">
            <text:p>91.68626</text:p>
          </table:table-cell>
          <table:table-cell office:value-type="float" office:value="0.162582" calcext:value-type="float">
            <text:p>0.162582</text:p>
          </table:table-cell>
          <table:table-cell office:value-type="percentage" office:value="0.9532" calcext:value-type="percentage">
            <text:p>95.32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93" calcext:value-type="float">
            <text:p>0.0693</text:p>
          </table:table-cell>
          <table:table-cell office:value-type="float" office:value="89.51797" calcext:value-type="float">
            <text:p>89.51797</text:p>
          </table:table-cell>
          <table:table-cell office:value-type="float" office:value="0.168879" calcext:value-type="float">
            <text:p>0.168879</text:p>
          </table:table-cell>
          <table:table-cell office:value-type="percentage" office:value="0.9513" calcext:value-type="percentage">
            <text:p>95.13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2" calcext:value-type="float">
            <text:p>0.062</text:p>
          </table:table-cell>
          <table:table-cell office:value-type="float" office:value="89.09093" calcext:value-type="float">
            <text:p>89.09093</text:p>
          </table:table-cell>
          <table:table-cell office:value-type="float" office:value="0.169521" calcext:value-type="float">
            <text:p>0.169521</text:p>
          </table:table-cell>
          <table:table-cell office:value-type="percentage" office:value="0.9525" calcext:value-type="percentage">
            <text:p>95.25%</text:p>
          </table:table-cell>
        </table:table-row>
      </table:table>
      <table:table table:name="PRE_NER" table:style-name="ta1">
        <table:shapes>
          <draw:frame draw:z-index="0" draw:style-name="gr1" draw:text-style-name="P1" svg:width="453.37pt" svg:height="254.83pt" svg:x="533.57pt" svg:y="20.35pt">
            <loext:p draw:notify-on-update-of-ranges="PRE_NER.A1:PRE_NER.A1 PRE_NER.A2:PRE_NER.A5 PRE_NER.D1:PRE_NER.D1 PRE_NER.D2:PRE_NER.D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pt" svg:height="254.83pt" svg:x="37.67pt" svg:y="148.96pt">
            <loext:p draw:notify-on-update-of-ranges="PRE_NER.A1:PRE_NER.A1 PRE_NER.A2:PRE_NER.A5 PRE_NER.E1:PRE_NER.E1 PRE_NER.E2:PRE_NER.E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49" calcext:value-type="float">
            <text:p>0.4449</text:p>
          </table:table-cell>
          <table:table-cell office:value-type="float" office:value="22.94263" calcext:value-type="float">
            <text:p>22.94263</text:p>
          </table:table-cell>
          <table:table-cell office:value-type="float" office:value="0.2249" calcext:value-type="float">
            <text:p>0.2249</text:p>
          </table:table-cell>
          <table:table-cell office:value-type="percentage" office:value="0.6565" calcext:value-type="percentage">
            <text:p>65.6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26" calcext:value-type="float">
            <text:p>0.1226</text:p>
          </table:table-cell>
          <table:table-cell office:value-type="float" office:value="23.19701" calcext:value-type="float">
            <text:p>23.19701</text:p>
          </table:table-cell>
          <table:table-cell office:value-type="float" office:value="0.158263" calcext:value-type="float">
            <text:p>0.158263</text:p>
          </table:table-cell>
          <table:table-cell office:value-type="percentage" office:value="0.7574" calcext:value-type="percentage">
            <text:p>75.7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3" calcext:value-type="float">
            <text:p>0.0573</text:p>
          </table:table-cell>
          <table:table-cell office:value-type="float" office:value="23.05305" calcext:value-type="float">
            <text:p>23.05305</text:p>
          </table:table-cell>
          <table:table-cell office:value-type="float" office:value="0.177815" calcext:value-type="float">
            <text:p>0.177815</text:p>
          </table:table-cell>
          <table:table-cell office:value-type="percentage" office:value="0.738" calcext:value-type="percentage">
            <text:p>73.8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44" calcext:value-type="float">
            <text:p>0.0344</text:p>
          </table:table-cell>
          <table:table-cell office:value-type="float" office:value="23.08052" calcext:value-type="float">
            <text:p>23.08052</text:p>
          </table:table-cell>
          <table:table-cell office:value-type="float" office:value="0.170059" calcext:value-type="float">
            <text:p>0.170059</text:p>
          </table:table-cell>
          <table:table-cell office:value-type="percentage" office:value="0.7518" calcext:value-type="percentage">
            <text:p>75.1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7:19:47.211256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33:19.720962336</meta:creation-date>
    <dc:date>2017-12-11T22:34:52.759079152</dc:date>
    <meta:editing-duration>PT7H59M22S</meta:editing-duration>
    <meta:editing-cycles>14</meta:editing-cycles>
    <meta:generator>LibreOffice/5.1.6.2$Linux_X86_64 LibreOffice_project/10m0$Build-2</meta:generator>
    <meta:document-statistic meta:table-count="4" meta:cell-count="15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8.998cm" xlink:href=".." xlink:type="simple" chart:class="chart:line" chart:style-name="ch1">
        <chart:title svg:x="2.9cm" svg:y="0.314cm" chart:style-name="ch2">
          <text:p>POS DEV Loss Using Prefix and Suffix Embedding
(Without Pre-trained Vecotrs)</text:p>
        </chart:title>
        <chart:subtitle svg:x="6.194cm" svg:y="1.776cm" chart:style-name="ch3">
          <text:p>By Iteration Number</text:p>
        </chart:subtitle>
        <chart:plot-area chart:style-name="ch4" table:cell-range-address="NO_PRE_POS.A2:NO_PRE_POS.A11 NO_PRE_POS.D1:NO_PRE_POS.D11" chart:data-source-has-labels="both" svg:x="1.33cm" svg:y="2.638cm" svg:width="14.345cm" svg:height="5.2cm">
          <chartooo:coordinate-region svg:x="2.242cm" svg:y="2.837cm" svg:width="13.339cm" svg:height="4.354cm"/>
          <chart:axis chart:dimension="x" chart:name="primary-x" chart:style-name="ch5" chartooo:axis-type="auto">
            <chartooo:date-scale/>
            <chart:title svg:x="7.863cm" svg:y="8.017cm" chart:style-name="ch6">
              <text:p>iteration</text:p>
            </chart:title>
            <chart:categories table:cell-range-address="NO_PRE_POS.A2:NO_PRE_POS.A11"/>
          </chart:axis>
          <chart:axis chart:dimension="y" chart:name="primary-y" chart:style-name="ch7">
            <chart:title svg:x="0.451cm" svg:y="5.93cm" chart:style-name="ch8">
              <text:p>avg. loss</text:p>
            </chart:title>
            <chart:grid chart:style-name="ch9" chart:class="major"/>
          </chart:axis>
          <chart:series chart:style-name="ch10" chart:values-cell-range-address="NO_PRE_POS.D2:NO_PRE_POS.D11" chart:label-cell-address="NO_PRE_POS.D1:NO_PRE_POS.D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NO_PRE_POS.D1:NO_PRE_PO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PRE_POS.A2:NO_PRE_POS.A11</svg:desc>
                </draw:g>
              </table:table-cell>
              <table:table-cell office:value-type="float" office:value="0.20995">
                <text:p>0.20995</text:p>
                <draw:g>
                  <svg:desc>NO_PRE_POS.D2:NO_PRE_POS.D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82864">
                <text:p>0.1828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6467">
                <text:p>0.1864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94983">
                <text:p>0.1949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061">
                <text:p>0.210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5463">
                <text:p>0.2054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17248">
                <text:p>0.2172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11675">
                <text:p>0.2116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27529">
                <text:p>0.2275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3453">
                <text:p>0.2234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2.451cm" svg:y="0.314cm" chart:style-name="ch2">
          <text:p>POS DEV Accuracy Using Prefix and Suffix Embedding
(Without Pre-trained Vecotrs)</text:p>
        </chart:title>
        <chart:subtitle svg:x="6.195cm" svg:y="1.776cm" chart:style-name="ch3">
          <text:p>By Iteration Number</text:p>
        </chart:subtitle>
        <chart:plot-area chart:style-name="ch4" table:cell-range-address="NO_PRE_POS.A2:NO_PRE_POS.A11 NO_PRE_POS.E1:NO_PRE_POS.E11" chart:data-source-has-labels="both" svg:x="1.33cm" svg:y="2.638cm" svg:width="14.347cm" svg:height="5.193cm">
          <chartooo:coordinate-region svg:x="2.745cm" svg:y="2.837cm" svg:width="12.839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NO_PRE_POS.A2:NO_PRE_POS.A11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NO_PRE_POS.E2:NO_PRE_POS.E11" chart:label-cell-address="NO_PRE_POS.E1:NO_PRE_POS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NO_PRE_POS.E1:NO_PRE_PO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PRE_POS.A2:NO_PRE_POS.A11</svg:desc>
                </draw:g>
              </table:table-cell>
              <table:table-cell office:value-type="float" office:value="0.9383">
                <text:p>0.9383</text:p>
                <draw:g>
                  <svg:desc>NO_PRE_POS.E2:NO_PRE_POS.E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79">
                <text:p>0.94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02">
                <text:p>0.95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494">
                <text:p>0.94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488">
                <text:p>0.948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4">
                <text:p>0.95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498">
                <text:p>0.94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515">
                <text:p>0.95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493">
                <text:p>0.94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51">
                <text:p>0.9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title svg:x="2.887cm" svg:y="0.314cm" chart:style-name="ch2">
          <text:p>POS NER Loss Using Prefix and Suffix Embedding
(Without Pre-trained Vecotrs)</text:p>
        </chart:title>
        <chart:subtitle svg:x="6.233cm" svg:y="1.776cm" chart:style-name="ch3">
          <text:p>By Iteration number</text:p>
        </chart:subtitle>
        <chart:plot-area chart:style-name="ch4" table:cell-range-address="NO_PRE_NER.A2:NO_PRE_NER.A6 NO_PRE_NER.D1:NO_PRE_NER.D6" chart:data-source-has-labels="both" svg:x="1.33cm" svg:y="2.638cm" svg:width="14.346cm" svg:height="5.193cm">
          <chartooo:coordinate-region svg:x="2.242cm" svg:y="2.837cm" svg:width="13.34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NO_PRE_NER.A2:NO_PRE_NER.A6"/>
            <chart:grid chart:style-name="ch7" chart:class="major"/>
          </chart:axis>
          <chart:axis chart:dimension="y" chart:name="primary-y" chart:style-name="ch5">
            <chart:title svg:x="0.451cm" svg:y="5.582cm" chart:style-name="ch8">
              <text:p>loss</text:p>
            </chart:title>
            <chart:grid chart:style-name="ch7" chart:class="major"/>
          </chart:axis>
          <chart:series chart:style-name="ch9" chart:values-cell-range-address="NO_PRE_NER.D2:NO_PRE_NER.D6" chart:label-cell-address="NO_PRE_NER.D1:NO_PRE_NER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NO_PRE_NER.D1:NO_PRE_NE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PRE_NER.A2:NO_PRE_NER.A6</svg:desc>
                </draw:g>
              </table:table-cell>
              <table:table-cell office:value-type="float" office:value="0.163756">
                <text:p>0.163756</text:p>
                <draw:g>
                  <svg:desc>NO_PRE_NER.D2:NO_PRE_NER.D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45829">
                <text:p>0.1458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1504">
                <text:p>0.1615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0351">
                <text:p>0.2203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1119">
                <text:p>0.231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2.438cm" svg:y="0.314cm" chart:style-name="ch2">
          <text:p>POS NER Accuracy Using Prefix and Suffix Embedding
(Without Pre-trained Vecotrs)</text:p>
        </chart:title>
        <chart:subtitle svg:x="6.195cm" svg:y="1.776cm" chart:style-name="ch3">
          <text:p>By Iteration Number</text:p>
        </chart:subtitle>
        <chart:plot-area chart:style-name="ch4" table:cell-range-address="NO_PRE_NER.A2:NO_PRE_NER.A6 NO_PRE_NER.E1:NO_PRE_NER.E6" chart:data-source-has-labels="both" svg:x="1.33cm" svg:y="2.638cm" svg:width="14.347cm" svg:height="5.193cm">
          <chartooo:coordinate-region svg:x="2.745cm" svg:y="2.837cm" svg:width="12.839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NO_PRE_NER.A2:NO_PRE_NER.A6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NO_PRE_NER.E2:NO_PRE_NER.E6" chart:label-cell-address="NO_PRE_NER.E1:NO_PRE_NER.E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NO_PRE_NER.E1:NO_PRE_NER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O_PRE_NER.A2:NO_PRE_NER.A6</svg:desc>
                </draw:g>
              </table:table-cell>
              <table:table-cell office:value-type="float" office:value="0.7204">
                <text:p>0.7204</text:p>
                <draw:g>
                  <svg:desc>NO_PRE_NER.E2:NO_PRE_NER.E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737">
                <text:p>0.77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86">
                <text:p>0.76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703">
                <text:p>0.77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812">
                <text:p>0.78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title svg:x="2.9cm" svg:y="0.314cm" chart:style-name="ch2">
          <text:p>POS DEV Loss Using Prefix and Suffix Embedding
Using Pre-trained Vecotrs</text:p>
        </chart:title>
        <chart:subtitle svg:x="6.194cm" svg:y="1.776cm" chart:style-name="ch3">
          <text:p>By Iteration Number</text:p>
        </chart:subtitle>
        <chart:plot-area chart:style-name="ch4" table:cell-range-address="PRE_POS.A2:PRE_POS.A8 PRE_POS.D1:PRE_POS.D8" chart:data-source-has-labels="both" svg:x="1.33cm" svg:y="2.638cm" svg:width="14.346cm" svg:height="5.193cm">
          <chartooo:coordinate-region svg:x="2.242cm" svg:y="2.837cm" svg:width="13.34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PRE_POS.A2:PRE_POS.A8"/>
            <chart:grid chart:style-name="ch7" chart:class="major"/>
          </chart:axis>
          <chart:axis chart:dimension="y" chart:name="primary-y" chart:style-name="ch5">
            <chart:title svg:x="0.451cm" svg:y="5.926cm" chart:style-name="ch8">
              <text:p>avg. loss</text:p>
            </chart:title>
            <chart:grid chart:style-name="ch7" chart:class="major"/>
          </chart:axis>
          <chart:series chart:style-name="ch9" chart:values-cell-range-address="PRE_POS.D2:PRE_POS.D8" chart:label-cell-address="PRE_POS.D1:PRE_POS.D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PRE_POS.D1:PRE_PO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E_POS.A2:PRE_POS.A8</svg:desc>
                </draw:g>
              </table:table-cell>
              <table:table-cell office:value-type="float" office:value="0.212411">
                <text:p>0.212411</text:p>
                <draw:g>
                  <svg:desc>PRE_POS.D2:PRE_POS.D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5926">
                <text:p>0.1759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64345">
                <text:p>0.1643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3504">
                <text:p>0.1635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62582">
                <text:p>0.162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8879">
                <text:p>0.1688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69521">
                <text:p>0.1695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title svg:x="2.45cm" svg:y="0.314cm" chart:style-name="ch2">
          <text:p>POS DEV Accuracy Using Prefix and Suffix Embedding
Using Pre-trained Vecotrs</text:p>
        </chart:title>
        <chart:subtitle svg:x="6.194cm" svg:y="1.776cm" chart:style-name="ch3">
          <text:p>By Iteration Number</text:p>
        </chart:subtitle>
        <chart:plot-area chart:style-name="ch4" table:cell-range-address="PRE_POS.A2:PRE_POS.A8 PRE_POS.E1:PRE_POS.E8" chart:data-source-has-labels="both" svg:x="1.33cm" svg:y="2.638cm" svg:width="14.346cm" svg:height="5.193cm">
          <chartooo:coordinate-region svg:x="2.745cm" svg:y="2.837cm" svg:width="12.837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PRE_POS.A2:PRE_POS.A8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PRE_POS.E2:PRE_POS.E8" chart:label-cell-address="PRE_POS.E1:PRE_POS.E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PRE_POS.E1:PRE_PO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E_POS.A2:PRE_POS.A8</svg:desc>
                </draw:g>
              </table:table-cell>
              <table:table-cell office:value-type="float" office:value="0.9354">
                <text:p>0.9354</text:p>
                <draw:g>
                  <svg:desc>PRE_POS.E2:PRE_POS.E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56">
                <text:p>0.94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21">
                <text:p>0.95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32">
                <text:p>0.95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513">
                <text:p>0.95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525">
                <text:p>0.9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8.991cm" xlink:href=".." xlink:type="simple" chart:class="chart:line" chart:style-name="ch1">
        <chart:title svg:x="2.9cm" svg:y="0.314cm" chart:style-name="ch2">
          <text:p>NER DEV Loss Using Prefix and Suffix Embedding
Using Pre-trained Vecotrs</text:p>
        </chart:title>
        <chart:subtitle svg:x="6.194cm" svg:y="1.776cm" chart:style-name="ch3">
          <text:p>By Iteration Number</text:p>
        </chart:subtitle>
        <chart:plot-area chart:style-name="ch4" table:cell-range-address="PRE_NER.A1:PRE_NER.A5 PRE_NER.D1:PRE_NER.D5" chart:data-source-has-labels="both" svg:x="1.33cm" svg:y="2.638cm" svg:width="14.346cm" svg:height="5.193cm">
          <chartooo:coordinate-region svg:x="2.242cm" svg:y="2.837cm" svg:width="13.34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PRE_NER.A2:PRE_NER.A5"/>
            <chart:grid chart:style-name="ch7" chart:class="major"/>
          </chart:axis>
          <chart:axis chart:dimension="y" chart:name="primary-y" chart:style-name="ch5">
            <chart:title svg:x="0.451cm" svg:y="5.926cm" chart:style-name="ch8">
              <text:p>avg. loss</text:p>
            </chart:title>
            <chart:grid chart:style-name="ch7" chart:class="major"/>
          </chart:axis>
          <chart:series chart:style-name="ch9" chart:values-cell-range-address="PRE_NER.D2:PRE_NER.D5" chart:label-cell-address="PRE_NER.D1:PRE_NER.D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PRE_NER.D1:PRE_NE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E_NER.A2:PRE_NER.A5</svg:desc>
                </draw:g>
              </table:table-cell>
              <table:table-cell office:value-type="float" office:value="0.2249">
                <text:p>0.2249</text:p>
                <draw:g>
                  <svg:desc>PRE_NER.D2:PRE_NER.D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8263">
                <text:p>0.1582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7815">
                <text:p>0.1778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0059">
                <text:p>0.1700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1cm" xlink:href=".." xlink:type="simple" chart:class="chart:line" chart:style-name="ch1">
        <chart:title svg:x="2.451cm" svg:y="0.314cm" chart:style-name="ch2">
          <text:p>NER DEV Accuracy Using Prefix and Suffix Embedding
Using Pre-trained Vecotrs</text:p>
        </chart:title>
        <chart:subtitle svg:x="6.195cm" svg:y="1.776cm" chart:style-name="ch3">
          <text:p>By Iteration Number</text:p>
        </chart:subtitle>
        <chart:plot-area chart:style-name="ch4" table:cell-range-address="PRE_NER.A1:PRE_NER.A5 PRE_NER.E1:PRE_NER.E5" chart:data-source-has-labels="both" svg:x="1.33cm" svg:y="2.638cm" svg:width="14.347cm" svg:height="5.193cm">
          <chartooo:coordinate-region svg:x="2.745cm" svg:y="2.837cm" svg:width="12.838cm" svg:height="4.347cm"/>
          <chart:axis chart:dimension="x" chart:name="primary-x" chart:style-name="ch5" chartooo:axis-type="auto">
            <chartooo:date-scale/>
            <chart:title svg:x="7.864cm" svg:y="8.01cm" chart:style-name="ch6">
              <text:p>iteration</text:p>
            </chart:title>
            <chart:categories table:cell-range-address="PRE_NER.A2:PRE_NER.A5"/>
            <chart:grid chart:style-name="ch7" chart:class="major"/>
          </chart:axis>
          <chart:axis chart:dimension="y" chart:name="primary-y" chart:style-name="ch8">
            <chart:title svg:x="0.451cm" svg:y="5.939cm" chart:style-name="ch9">
              <text:p>accuracy</text:p>
            </chart:title>
            <chart:grid chart:style-name="ch7" chart:class="major"/>
          </chart:axis>
          <chart:series chart:style-name="ch10" chart:values-cell-range-address="PRE_NER.E2:PRE_NER.E5" chart:label-cell-address="PRE_NER.E1:PRE_NER.E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PRE_NER.E1:PRE_NER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E_NER.A2:PRE_NER.A5</svg:desc>
                </draw:g>
              </table:table-cell>
              <table:table-cell office:value-type="float" office:value="0.6565">
                <text:p>0.6565</text:p>
                <draw:g>
                  <svg:desc>PRE_NER.E2:PRE_NER.E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574">
                <text:p>0.75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518">
                <text:p>0.751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